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atureInfo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eatureInfo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nfo.addFields( Descriptor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eature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atureInfo.addField( FieldInfo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